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b4c7dc" draw:auto-grow-height="true" draw:auto-grow-width="false" fo:min-height="0.433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4c7dc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27cm" svg:x="8.62cm" svg:y="1cm">
          <text:p text:style-name="P1">P0: init_circ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683cm" svg:y1="2.953cm" svg:x2="8.461cm" svg:y2="4.175cm" draw:start-shape="id1" draw:start-glue-point="2" draw:end-shape="id2" draw:end-glue-point="0" svg:d="M10683 2953v611h-2222v611" svg:viewBox="0 0 2223 1223">
          <text:p/>
        </draw:connector>
        <draw:frame draw:style-name="gr3" draw:text-style-name="P3" xml:id="id1" draw:id="id1" draw:layer="layout" svg:width="4.763cm" svg:height="0.683cm" svg:x="8.302cm" svg:y="2.27cm">
          <draw:text-box>
            <text:p><text:s text:c="3"/>MPI_Bcast(n_circles)</text:p>
          </draw:text-box>
        </draw:frame>
        <draw:custom-shape draw:style-name="gr1" draw:text-style-name="P2" draw:layer="layout" svg:width="4.128cm" svg:height="1.27cm" svg:x="1.635cm" svg:y="4.175cm">
          <text:p text:style-name="P1">P0: calc. start/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28cm" svg:height="1.27cm" svg:x="6.397cm" svg:y="4.175cm">
          <text:p text:style-name="P1">P1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28cm" svg:height="1.27cm" svg:x="11.137cm" svg:y="4.175cm">
          <text:p text:style-name="P1">P2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28cm" svg:height="1.27cm" svg:x="15.922cm" svg:y="4.175cm">
          <text:p text:style-name="P1">Pn: calc. start/end</text:p>
          <text:p text:style-name="P1">alloc circ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683cm" svg:y1="2.953cm" svg:x2="13.201cm" svg:y2="4.175cm" draw:start-shape="id1" draw:start-glue-point="2" draw:end-shape="id3" draw:end-glue-point="0" svg:d="M10683 2953v611h2518v611" svg:viewBox="0 0 2519 1223">
          <text:p/>
        </draw:connector>
        <draw:connector draw:style-name="gr2" draw:text-style-name="P1" draw:layer="layout" svg:x1="10.683cm" svg:y1="2.953cm" svg:x2="17.986cm" svg:y2="4.175cm" draw:start-shape="id1" draw:start-glue-point="2" draw:end-shape="id4" draw:end-glue-point="0" svg:d="M10683 2953v611h7303v611" svg:viewBox="0 0 7304 1223">
          <text:p/>
        </draw:connector>
        <draw:custom-shape draw:style-name="gr1" draw:text-style-name="P2" xml:id="id5" draw:id="id5" draw:layer="layout" svg:width="4.128cm" svg:height="1.27cm" svg:x="1.635cm" svg:y="10.525cm">
          <text:p text:style-name="P1">P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xml:id="id14" draw:id="id14" draw:layer="layout" svg:width="4.763cm" svg:height="0.683cm" svg:x="1.317cm" svg:y="9.842cm">
          <draw:text-box>
            <text:p><text:s/>MPI_Reduce(overlaps)</text:p>
          </draw:text-box>
        </draw:frame>
        <draw:frame draw:style-name="gr3" draw:text-style-name="P3" xml:id="id6" draw:id="id6" draw:layer="layout" svg:width="5.08cm" svg:height="0.683cm" svg:x="8.302cm" svg:y="13.017cm">
          <draw:text-box>
            <text:p><text:s text:c="3"/>MPI_Allgather(circles)</text:p>
          </draw:text-box>
        </draw:frame>
        <draw:custom-shape draw:style-name="gr4" draw:text-style-name="P5" xml:id="id7" draw:id="id7" draw:layer="layout" svg:width="4.128cm" svg:height="1.27cm" svg:x="6.397cm" svg:y="10.525cm">
          <text:p text:style-name="P4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4.128cm" svg:height="1.27cm" svg:x="11.159cm" svg:y="10.525cm">
          <text:p text:style-name="P4"><text:span text:style-name="T1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4.128cm" svg:height="1.27cm" svg:x="15.922cm" svg:y="10.525cm">
          <text:p text:style-name="P4"><text:span text:style-name="T1">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9cm" svg:y1="11.795cm" svg:x2="10.842cm" svg:y2="13.017cm" draw:start-shape="id5" draw:start-glue-point="2" draw:end-shape="id6" draw:end-glue-point="0" svg:d="M3699 11795v612h7143v610" svg:viewBox="0 0 7144 1223">
          <text:p/>
        </draw:connector>
        <draw:connector draw:style-name="gr2" draw:text-style-name="P1" draw:layer="layout" svg:x1="8.461cm" svg:y1="11.795cm" svg:x2="10.842cm" svg:y2="13.017cm" draw:start-shape="id7" draw:start-glue-point="2" draw:end-shape="id6" draw:end-glue-point="0" svg:d="M8461 11795v612h2381v610" svg:viewBox="0 0 2382 1223">
          <text:p/>
        </draw:connector>
        <draw:connector draw:style-name="gr2" draw:text-style-name="P1" draw:layer="layout" svg:x1="13.223cm" svg:y1="11.795cm" svg:x2="10.842cm" svg:y2="13.017cm" draw:start-shape="id8" draw:start-glue-point="2" draw:end-shape="id6" draw:end-glue-point="0" svg:d="M13223 11795v612h-2381v610" svg:viewBox="0 0 2382 1223">
          <text:p/>
        </draw:connector>
        <draw:connector draw:style-name="gr2" draw:text-style-name="P1" draw:layer="layout" svg:x1="17.986cm" svg:y1="11.795cm" svg:x2="10.842cm" svg:y2="13.017cm" draw:start-shape="id9" draw:start-glue-point="2" draw:end-shape="id6" draw:end-glue-point="0" svg:d="M17986 11795v612h-7144v610" svg:viewBox="0 0 7145 1223">
          <text:p/>
        </draw:connector>
        <draw:custom-shape draw:style-name="gr1" draw:text-style-name="P2" xml:id="id10" draw:id="id10" draw:layer="layout" svg:width="4.128cm" svg:height="1.27cm" svg:x="1.635cm" svg:y="14.97cm">
          <text:p text:style-name="P1">P0: move_cir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1" draw:id="id11" draw:layer="layout" svg:width="4.128cm" svg:height="1.27cm" svg:x="6.397cm" svg:y="14.97cm">
          <text:p text:style-name="P4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2" draw:id="id12" draw:layer="layout" svg:width="4.128cm" svg:height="1.27cm" svg:x="11.159cm" svg:y="14.97cm">
          <text:p text:style-name="P4"><text:span text:style-name="T1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3" draw:id="id13" draw:layer="layout" svg:width="4.128cm" svg:height="1.27cm" svg:x="15.922cm" svg:y="14.97cm">
          <text:p text:style-name="P4"><text:span text:style-name="T1">Pn: move_circ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842cm" svg:y1="13.7cm" svg:x2="3.699cm" svg:y2="14.97cm" draw:start-shape="id6" draw:start-glue-point="2" draw:end-shape="id10" draw:end-glue-point="0" svg:d="M10842 13700v635h-7143v635" svg:viewBox="0 0 7144 1271">
          <text:p/>
        </draw:connector>
        <draw:connector draw:style-name="gr2" draw:text-style-name="P1" draw:layer="layout" svg:x1="10.842cm" svg:y1="13.7cm" svg:x2="8.461cm" svg:y2="14.97cm" draw:start-shape="id6" draw:start-glue-point="2" draw:end-shape="id11" draw:end-glue-point="0" svg:d="M10842 13700v635h-2381v635" svg:viewBox="0 0 2382 1271">
          <text:p/>
        </draw:connector>
        <draw:connector draw:style-name="gr2" draw:text-style-name="P1" draw:layer="layout" svg:x1="10.842cm" svg:y1="13.7cm" svg:x2="13.223cm" svg:y2="14.97cm" draw:start-shape="id6" draw:start-glue-point="2" draw:end-shape="id12" draw:end-glue-point="0" svg:d="M10842 13700v635h2381v635" svg:viewBox="0 0 2382 1271">
          <text:p/>
        </draw:connector>
        <draw:connector draw:style-name="gr2" draw:text-style-name="P1" draw:layer="layout" svg:x1="10.842cm" svg:y1="13.7cm" svg:x2="17.986cm" svg:y2="14.97cm" draw:start-shape="id6" draw:start-glue-point="2" draw:end-shape="id13" draw:end-glue-point="0" svg:d="M10842 13700v635h7144v635" svg:viewBox="0 0 7145 1271">
          <text:p/>
        </draw:connector>
        <draw:connector draw:style-name="gr2" draw:text-style-name="P1" draw:layer="layout" svg:x1="3.698cm" svg:y1="9.842cm" svg:x2="8.461cm" svg:y2="8.572cm" draw:start-shape="id14" draw:start-glue-point="0" svg:d="M3698 9842v-885h4763v-385" svg:viewBox="0 0 4764 1271">
          <text:p/>
        </draw:connector>
        <draw:connector draw:style-name="gr2" draw:text-style-name="P1" draw:layer="layout" svg:x1="3.698cm" svg:y1="9.842cm" svg:x2="13.223cm" svg:y2="8.572cm" draw:start-shape="id14" draw:start-glue-point="0" svg:d="M3698 9842v-885h9525v-385" svg:viewBox="0 0 9526 1271">
          <text:p/>
        </draw:connector>
        <draw:connector draw:style-name="gr2" draw:text-style-name="P1" draw:layer="layout" svg:x1="3.698cm" svg:y1="9.842cm" svg:x2="17.986cm" svg:y2="8.572cm" draw:start-shape="id14" draw:start-glue-point="0" svg:d="M3698 9842v-885h14288v-385" svg:viewBox="0 0 14289 1271">
          <text:p/>
        </draw:connector>
        <draw:connector draw:style-name="gr2" draw:text-style-name="P1" draw:layer="layout" svg:x1="3.699cm" svg:y1="6.129cm" svg:x2="8.462cm" svg:y2="7.303cm" draw:start-shape="id15" draw:start-glue-point="2" draw:end-shape="id16" draw:end-glue-point="0" svg:d="M3699 6129v587h4763v587" svg:viewBox="0 0 4764 1175">
          <text:p/>
        </draw:connector>
        <draw:frame draw:style-name="gr3" draw:text-style-name="P3" xml:id="id15" draw:id="id15" draw:layer="layout" svg:width="4.763cm" svg:height="0.683cm" svg:x="1.318cm" svg:y="5.446cm">
          <draw:text-box>
            <text:p><text:s text:c="5"/>MPI_Bcast(circles)</text:p>
          </draw:text-box>
        </draw:frame>
        <draw:custom-shape draw:style-name="gr1" draw:text-style-name="P2" draw:layer="layout" svg:width="4.128cm" svg:height="1.27cm" svg:x="1.636cm" svg:y="7.303cm">
          <text:p text:style-name="P1">P0: reset_dspls </text:p>
          <text:p text:style-name="P1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4.128cm" svg:height="1.27cm" svg:x="6.398cm" svg:y="7.303cm">
          <text:p text:style-name="P4"><text:span text:style-name="T1">P1: </text:span>reset_dspls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7" draw:id="id17" draw:layer="layout" svg:width="4.128cm" svg:height="1.27cm" svg:x="11.16cm" svg:y="7.303cm">
          <text:p text:style-name="P4"><text:span text:style-name="T1">P2: reset_dspls</text:span>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" draw:id="id18" draw:layer="layout" svg:width="4.128cm" svg:height="1.27cm" svg:x="15.923cm" svg:y="7.303cm">
          <text:p text:style-name="P4"><text:span text:style-name="T1">Pn: </text:span>reset_dspls</text:p>
          <text:p text:style-name="P4">compute for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9cm" svg:y1="6.129cm" svg:x2="13.224cm" svg:y2="7.303cm" draw:start-shape="id15" draw:start-glue-point="2" draw:end-shape="id17" draw:end-glue-point="0" svg:d="M3699 6129v587h9525v587" svg:viewBox="0 0 9526 1175">
          <text:p/>
        </draw:connector>
        <draw:connector draw:style-name="gr2" draw:text-style-name="P1" draw:layer="layout" svg:x1="3.699cm" svg:y1="6.129cm" svg:x2="17.987cm" svg:y2="7.303cm" draw:start-shape="id15" draw:start-glue-point="2" draw:end-shape="id18" draw:end-glue-point="0" svg:d="M3699 6129v587h14288v587" svg:viewBox="0 0 14289 1175">
          <text:p/>
        </draw:connector>
        <draw:connector draw:style-name="gr2" draw:text-style-name="P1" draw:layer="layout" svg:x1="3.698cm" svg:y1="16.971cm" svg:x2="3.698cm" svg:y2="18.145cm" draw:start-shape="id19" draw:start-glue-point="2" draw:end-shape="id20" draw:end-glue-point="0" svg:d="M3698 16971v1174" svg:viewBox="0 0 1 1175">
          <text:p/>
        </draw:connector>
        <draw:frame draw:style-name="gr3" draw:text-style-name="P3" xml:id="id19" draw:id="id19" draw:layer="layout" svg:width="4.763cm" svg:height="0.683cm" svg:x="1.317cm" svg:y="16.288cm">
          <draw:text-box>
            <text:p><text:s text:c="5"/>MPI_Bcast(circles)</text:p>
          </draw:text-box>
        </draw:frame>
        <draw:custom-shape draw:style-name="gr13" draw:text-style-name="P5" xml:id="id20" draw:id="id20" draw:layer="layout" svg:width="4.128cm" svg:height="1.27cm" svg:x="1.634cm" svg:y="18.145cm">
          <text:p text:style-name="P4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21" draw:id="id21" draw:layer="layout" svg:width="4.128cm" svg:height="1.27cm" svg:x="6.396cm" svg:y="18.145cm">
          <text:p text:style-name="P4"><text:span text:style-name="T1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22" draw:id="id22" draw:layer="layout" svg:width="4.128cm" svg:height="1.27cm" svg:x="11.159cm" svg:y="18.145cm">
          <text:p text:style-name="P4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8cm" svg:y1="16.971cm" svg:x2="8.46cm" svg:y2="18.145cm" draw:start-shape="id19" draw:start-glue-point="2" draw:end-shape="id21" draw:end-glue-point="0" svg:d="M3698 16971v587h4762v587" svg:viewBox="0 0 4763 1175">
          <text:p/>
        </draw:connector>
        <draw:connector draw:style-name="gr2" draw:text-style-name="P1" draw:layer="layout" svg:x1="3.698cm" svg:y1="16.971cm" svg:x2="13.223cm" svg:y2="18.145cm" draw:start-shape="id19" draw:start-glue-point="2" draw:end-shape="id22" draw:end-glue-point="0" svg:d="M3698 16971v587h9525v587" svg:viewBox="0 0 9526 1175">
          <text:p/>
        </draw:connector>
        <draw:custom-shape draw:style-name="gr16" draw:text-style-name="P5" xml:id="id23" draw:id="id23" draw:layer="layout" svg:width="4.128cm" svg:height="1.27cm" svg:x="15.922cm" svg:y="18.145cm">
          <text:p text:style-name="P4"><text:span text:style-name="T1">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698cm" svg:y1="16.971cm" svg:x2="17.986cm" svg:y2="18.145cm" draw:start-shape="id19" draw:start-glue-point="2" draw:end-shape="id23" draw:end-glue-point="0" svg:d="M3698 16971v587h14288v587" svg:viewBox="0 0 14289 117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textarea-horizontal-align="justify" draw:auto-grow-height="tru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21:15.920906764</meta:creation-date>
    <dc:date>2024-07-12T16:41:24.272877030</dc:date>
    <meta:editing-duration>PT3H11M40S</meta:editing-duration>
    <meta:editing-cycles>19</meta:editing-cycles>
    <meta:generator>LibreOffice/24.2.4.2$Linux_X86_64 LibreOffice_project/420$Build-2</meta:generator>
    <meta:document-statistic meta:object-count="47"/>
  </office:meta>
</office:document-meta>
</file>